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200000137EBD8FD6A35AF603F.png" manifest:media-type="image/png"/>
  <manifest:file-entry manifest:full-path="Pictures/1000020100000295000001DD806E7FF59B95C404.png" manifest:media-type="image/png"/>
  <manifest:file-entry manifest:full-path="Pictures/1000020100000292000001DF2679C61730BA9D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Long_20_Dot"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f4000" draw:opacity="50%" draw:opacity-name="" draw:textarea-horizontal-align="justify" draw:textarea-vertical-align="middle" draw:auto-grow-height="false" fo:min-height="0.55cm" fo:min-width="27.223cm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c9211e" fo:font-size="13pt" style:font-size-asian="13pt" style:font-size-complex="13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4000" draw:opacity="50%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color="#c9211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7.409cm" svg:height="12.673cm" svg:x="4.921cm" svg:y="1.554cm">
          <draw:image xlink:href="Pictures/1000020100000292000001DF2679C61730BA9D1B.png" xlink:type="simple" xlink:show="embed" xlink:actuate="onLoad" loext:mime-type="image/png">
            <text:p/>
          </draw:image>
        </draw:frame>
        <draw:line draw:style-name="gr2" draw:text-style-name="P2" draw:layer="layout" svg:x1="7.9cm" svg:y1="12.4cm" svg:x2="7.9cm" svg:y2="11.2cm">
          <text:p/>
        </draw:line>
        <draw:line draw:style-name="gr3" draw:text-style-name="P2" draw:layer="layout" svg:x1="7.9cm" svg:y1="11.2cm" svg:x2="6.8cm" svg:y2="11.2cm">
          <text:p/>
        </draw:line>
        <draw:frame draw:style-name="gr4" draw:text-style-name="P4" draw:layer="layout" svg:width="2.2cm" svg:height="0.8cm" svg:x="6.8cm" svg:y="12.8cm">
          <draw:text-box>
            <text:p text:style-name="P3"><text:span text:style-name="T1">0.43A</text:span></text:p>
          </draw:text-box>
        </draw:frame>
        <draw:frame draw:style-name="gr4" draw:text-style-name="P4" draw:layer="layout" svg:width="2.2cm" svg:height="0.8cm" svg:x="4.8cm" svg:y="10.7cm">
          <draw:text-box>
            <text:p text:style-name="P3"><text:span text:style-name="T1">2.63V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1" draw:text-style-name="P1" draw:layer="layout" svg:width="17.488cm" svg:height="12.62cm" svg:x="4.712cm" svg:y="1.58cm">
          <draw:image xlink:href="Pictures/1000020100000295000001DD806E7FF59B95C404.png" xlink:type="simple" xlink:show="embed" xlink:actuate="onLoad" loext:mime-type="image/png">
            <text:p/>
          </draw:image>
        </draw:frame>
        <draw:line draw:style-name="gr2" draw:text-style-name="P2" draw:layer="layout" svg:x1="7.9cm" svg:y1="12.4cm" svg:x2="7.9cm" svg:y2="11.6cm">
          <text:p/>
        </draw:line>
        <draw:line draw:style-name="gr3" draw:text-style-name="P2" draw:layer="layout" svg:x1="7.9cm" svg:y1="11.6cm" svg:x2="6.8cm" svg:y2="11.6cm">
          <text:p/>
        </draw:line>
        <draw:frame draw:style-name="gr4" draw:text-style-name="P4" draw:layer="layout" svg:width="2.2cm" svg:height="0.8cm" svg:x="6.8cm" svg:y="12.8cm">
          <draw:text-box>
            <text:p text:style-name="P3"><text:span text:style-name="T1">0.43A</text:span></text:p>
          </draw:text-box>
        </draw:frame>
        <draw:frame draw:style-name="gr4" draw:text-style-name="P4" draw:layer="layout" svg:width="2.2cm" svg:height="0.8cm" svg:x="4.8cm" svg:y="11.3cm">
          <draw:text-box>
            <text:p text:style-name="P3"><text:span text:style-name="T1">31%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6" draw:text-style-name="P3" draw:layer="layout" svg:width="27.999cm" svg:height="7.872cm" svg:x="0.001cm" svg:y="3.6cm">
          <draw:image xlink:href="Pictures/100002010000045200000137EBD8FD6A35AF603F.png" xlink:type="simple" xlink:show="embed" xlink:actuate="onLoad" loext:mime-type="image/png">
            <text:p/>
          </draw:image>
        </draw:frame>
        <draw:custom-shape draw:style-name="gr7" draw:text-style-name="P6" draw:layer="layout" svg:width="27.723cm" svg:height="0.8cm" svg:x="0.096cm" svg:y="8.8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0:01:30.248286104</meta:creation-date>
    <dc:date>2021-12-18T21:45:10.961039694</dc:date>
    <meta:editing-duration>PT4M33S</meta:editing-duration>
    <meta:editing-cycles>3</meta:editing-cycles>
    <meta:generator>LibreOffice/6.4.7.2$Linux_X86_64 LibreOffice_project/40$Build-2</meta:generator>
    <meta:document-statistic meta:object-count="39"/>
  </office:meta>
</office:document-meta>
</file>